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1" svg:font-family="'CMU Serif'" style:font-pitch="variable"/>
    <style:font-face style:name="CMU Serif2" svg:font-family="'CMU Serif'" style:font-adornments="Roman" style:font-pitch="variable"/>
    <style:font-face style:name="Liberation Sans1" svg:font-family="'Liberation Sans'" style:font-pitch="variable"/>
    <style:font-face style:name="CMU Serif" svg:font-family="'CMU Serif'" style:font-family-generic="roman" style:font-pitch="variable"/>
    <style:font-face style:name="CMU Serif3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7cm" fo:min-width="4.284cm" draw:shadow-offset-x="0.203cm" draw:shadow-offset-y="0.203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4.58cm" draw:shadow-offset-x="0.203cm" draw:shadow-offset-y="0.20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.04cm" draw:shadow-offset-x="0.203cm" draw:shadow-offset-y="0.203cm"/>
    </style:style>
    <style:style style:name="gr5" style:family="graphic" style:parent-style-name="objectwithoutfill">
      <style:graphic-properties draw:marker-end="Circle" draw:marker-end-width="0.254cm" draw:fill="none" draw:textarea-vertical-align="middle"/>
    </style:style>
    <style:style style:name="gr6" style:family="graphic" style:parent-style-name="objectwithoutfill">
      <style:graphic-properties draw:stroke="dash" draw:stroke-dash="Fine_20_Dashed" svg:stroke-width="0.102cm" draw:marker-start-width="0.429cm" draw:marker-end-width="0.429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68cm" fo:min-width="3.092cm" draw:shadow-offset-x="0.203cm" draw:shadow-offset-y="0.203cm"/>
    </style:style>
    <style:style style:name="gr8" style:family="graphic" style:parent-style-name="standard">
      <style:graphic-properties draw:stroke="none" svg:stroke-color="#000000" draw:fill="none" draw:fill-color="#ffffff" fo:min-height="0.42cm"/>
    </style:style>
    <style:style style:name="gr9" style:family="graphic" style:parent-style-name="standard">
      <style:graphic-properties draw:stroke="none" svg:stroke-color="#000000" draw:fill="none" draw:fill-color="#ffffff" fo:min-height="0.50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CMU Serif" fo:font-size="10pt" style:font-size-asian="12pt" style:font-size-complex="12pt"/>
    </style:style>
    <style:style style:name="P3" style:family="paragraph">
      <loext:graphic-properties draw:fill="solid" draw:fill-color="#ffffff"/>
      <style:paragraph-properties fo:text-align="center"/>
      <style:text-properties style:font-name="CMU Serif2" fo:font-size="10pt" fo:font-weight="normal" style:font-size-asian="18pt" style:font-weight-asian="normal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style:font-name="CMU Serif" fo:font-size="10pt" style:font-size-asian="18pt" style:font-weight-asian="normal" style:font-size-complex="18pt"/>
    </style:style>
    <style:style style:name="P6" style:family="paragraph">
      <loext:graphic-properties draw:fill="none" draw:fill-color="#ffffff"/>
      <style:text-properties style:font-name="CMU Serif3" fo:font-size="10pt" fo:font-weight="normal" style:font-size-asian="18pt" style:font-weight-asian="normal" style:font-size-complex="18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style:font-name="CMU Serif" fo:font-size="12pt" fo:font-weight="normal" style:font-size-asian="12pt" style:font-weight-asian="normal" style:font-size-complex="12pt"/>
    </style:style>
    <style:style style:name="T1" style:family="text">
      <style:text-properties style:font-name="CMU Serif" fo:font-size="10pt" style:font-size-asian="12pt" style:font-size-complex="12pt"/>
    </style:style>
    <style:style style:name="T2" style:family="text">
      <style:text-properties style:font-name="CMU Serif2" fo:font-size="10pt" fo:font-weight="normal" style:font-size-asian="18pt" style:font-weight-asian="normal" style:font-size-complex="18pt"/>
    </style:style>
    <style:style style:name="T3" style:family="text">
      <style:text-properties style:font-name="CMU Serif" fo:font-size="10pt" style:font-size-asian="18pt" style:font-weight-asian="normal" style:font-size-complex="18pt"/>
    </style:style>
    <style:style style:name="T4" style:family="text">
      <style:text-properties style:font-name="CMU Serif3" fo:font-size="10pt" fo:font-weight="normal" style:font-size-asian="18pt" style:font-weight-asian="normal" style:font-size-complex="18pt"/>
    </style:style>
    <style:style style:name="T5" style:family="text">
      <style:text-properties style:font-name="CMU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08cm" svg:height="1.016cm" svg:x="1.516cm" svg:y="1.003cm">
          <text:p text:style-name="P1"><text:span text:style-name="T1">start LD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5.08cm" svg:height="1.016cm" svg:x="1.508cm" svg:y="3.034cm">
          <text:p text:style-name="P1"><text:span text:style-name="T2">fetch instruction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4.056cm" svg:y1="2.019cm" svg:x2="4.048cm" svg:y2="3.034cm" draw:start-shape="id1" draw:start-glue-point="2" draw:end-shape="id2" draw:end-glue-point="0" svg:d="M4056 2019v508h-8v507" svg:viewBox="0 0 9 1016">
          <text:p/>
        </draw:connector>
        <draw:custom-shape draw:style-name="gr2" draw:text-style-name="P3" xml:id="id3" draw:id="id3" draw:layer="layout" svg:width="5.08cm" svg:height="1.016cm" svg:x="8.112cm" svg:y="3.034cm">
          <text:p text:style-name="P1"><text:span text:style-name="T2">wait for next clk cycl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6.588cm" svg:y1="3.542cm" svg:x2="8.112cm" svg:y2="3.542cm" draw:start-shape="id2" draw:start-glue-point="1" draw:end-shape="id3" draw:end-glue-point="3" svg:d="M6588 3542h1524" svg:viewBox="0 0 1525 1">
          <text:p/>
        </draw:connector>
        <draw:custom-shape draw:style-name="gr4" draw:text-style-name="P3" xml:id="id4" draw:id="id4" draw:layer="layout" svg:width="5.08cm" svg:height="2.54cm" svg:x="2.278cm" svg:y="6.336cm">
          <text:p text:style-name="P1"><text:span text:style-name="T2">MCE stall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0cm -0.127cm" svg:x1="13.192cm" svg:y1="3.542cm" svg:x2="4.818cm" svg:y2="6.336cm" draw:start-shape="id3" draw:start-glue-point="1" draw:end-shape="id4" draw:end-glue-point="4" svg:d="M13192 3542h501v1524h-8875v1270" svg:viewBox="0 0 8876 2795">
          <text:p/>
        </draw:connector>
        <draw:polyline draw:style-name="gr5" draw:text-style-name="P4" draw:layer="layout" svg:width="7.079cm" svg:height="3.169cm" draw:transform="rotate (0.58800142499689) translate (0.1012321508587cm 5.49584283795012cm)" svg:viewBox="0 0 7080 3170" draw:points="634,2959 0,2536 1691,0 6446,3170 7080,2219">
          <text:p/>
        </draw:polyline>
        <draw:line draw:style-name="gr6" draw:text-style-name="P4" draw:layer="layout" svg:x1="1cm" svg:y1="5.574cm" svg:x2="34.02cm" svg:y2="5.574cm">
          <text:p/>
        </draw:line>
        <draw:custom-shape draw:style-name="gr2" draw:text-style-name="P3" xml:id="id5" draw:id="id5" draw:layer="layout" svg:width="5.08cm" svg:height="1.016cm" svg:x="8.112cm" svg:y="7.098cm">
          <text:p text:style-name="P1"><text:span text:style-name="T2">decode instruction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7.358cm" svg:y1="7.606cm" svg:x2="8.112cm" svg:y2="7.606cm" draw:start-shape="id4" draw:start-glue-point="7" draw:end-shape="id5" draw:end-glue-point="3" svg:d="M7358 7606h754" svg:viewBox="0 0 755 1">
          <text:p/>
        </draw:connector>
        <draw:custom-shape draw:style-name="gr2" draw:text-style-name="P3" xml:id="id6" draw:id="id6" draw:layer="layout" svg:width="5.08cm" svg:height="1.016cm" svg:x="14.716cm" svg:y="7.098cm">
          <text:p text:style-name="P1"><text:span text:style-name="T2">wait for next clk cycl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3.192cm" svg:y1="7.606cm" svg:x2="14.716cm" svg:y2="7.606cm" draw:start-shape="id5" draw:start-glue-point="1" draw:end-shape="id6" draw:end-glue-point="3" svg:d="M13192 7606h1524" svg:viewBox="0 0 1525 1">
          <text:p/>
        </draw:connector>
        <draw:custom-shape draw:style-name="gr4" draw:text-style-name="P3" xml:id="id7" draw:id="id7" draw:layer="layout" svg:width="5.08cm" svg:height="2.54cm" svg:x="2.27cm" svg:y="12.94cm">
          <text:p text:style-name="P1"><text:span text:style-name="T2">MCE stall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4" draw:layer="layout" svg:x1="1cm" svg:y1="10.4cm" svg:x2="34.02cm" svg:y2="10.4cm">
          <text:p/>
        </draw:line>
        <draw:connector draw:style-name="gr3" draw:text-style-name="P4" draw:layer="layout" draw:line-skew="0cm -0.635cm" svg:x1="19.796cm" svg:y1="7.606cm" svg:x2="4.81cm" svg:y2="12.94cm" draw:start-shape="id6" draw:start-glue-point="1" draw:end-shape="id7" draw:end-glue-point="4" svg:d="M19796 7606h501v2286h-15487v3048" svg:viewBox="0 0 15488 5335">
          <text:p/>
        </draw:connector>
        <draw:polyline draw:style-name="gr5" draw:text-style-name="P4" draw:layer="layout" svg:width="13.853cm" svg:height="4.805cm" draw:transform="rotate (0.338070276111302) translate (-0.00202486862768501cm 9.91487516457437cm)" svg:viewBox="0 0 13854 4806" draw:points="719,4806 0,4553 1601,0 13222,4086 13854,2289">
          <text:p/>
        </draw:polyline>
        <draw:custom-shape draw:style-name="gr4" draw:text-style-name="P3" xml:id="id8" draw:id="id8" draw:layer="layout" svg:width="5.08cm" svg:height="2.54cm" svg:x="8.112cm" svg:y="12.94cm">
          <text:p text:style-name="P1"><text:span text:style-name="T2">pending LDR on</text:span></text:p>
          <text:p text:style-name="P1"><text:span text:style-name="T2">source regist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7.35cm" svg:y1="14.21cm" svg:x2="8.112cm" svg:y2="14.21cm" draw:start-shape="id7" draw:start-glue-point="7" draw:end-shape="id8" svg:d="M7350 14210h762" svg:viewBox="0 0 763 1">
          <text:p/>
        </draw:connector>
        <draw:custom-shape draw:style-name="gr2" draw:text-style-name="P3" xml:id="id9" draw:id="id9" draw:layer="layout" svg:width="5.08cm" svg:height="1.016cm" svg:x="11.287cm" svg:y="10.654cm">
          <text:p text:style-name="P1"><text:span text:style-name="T2">stall MC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0.127cm" svg:x1="10.652cm" svg:y1="12.94cm" svg:x2="13.827cm" svg:y2="11.67cm" draw:start-shape="id8" draw:start-glue-point="4" draw:end-shape="id9" draw:end-glue-point="2" svg:d="M10652 12940v-508h3175v-762" svg:viewBox="0 0 3176 1271">
          <text:p/>
        </draw:connector>
        <draw:line draw:style-name="gr5" draw:text-style-name="P4" draw:layer="layout" svg:x1="13.827cm" svg:y1="10.654cm" svg:x2="13.827cm" svg:y2="9.257cm">
          <text:p/>
        </draw:line>
        <draw:custom-shape draw:style-name="gr7" draw:text-style-name="P5" xml:id="id10" draw:id="id10" draw:layer="layout" svg:width="5.08cm" svg:height="1.016cm" svg:x="14.716cm" svg:y="13.702cm">
          <text:p text:style-name="P1"><text:span text:style-name="T3">read source register</text:span></text:p>
          <draw:enhanced-geometry svg:viewBox="0 0 21600 21600" draw:glue-points="?f6 0 10800 ?f8 ?f11 10800 ?f9 21600 10800 ?f10 ?f5 10800" draw:text-areas="?f3 ?f3 ?f4 ?f4" draw:type="parallelogram" draw:modifiers="3400.905333595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4" draw:layer="layout" svg:x1="13.192cm" svg:y1="14.21cm" svg:x2="15.116cm" svg:y2="14.21cm" draw:start-shape="id8" draw:start-glue-point="7" draw:end-shape="id10" draw:end-glue-point="9" svg:d="M13192 14210h1924" svg:viewBox="0 0 1925 1">
          <text:p/>
        </draw:connector>
        <draw:line draw:style-name="gr6" draw:text-style-name="P4" draw:layer="layout" svg:x1="1cm" svg:y1="17.004cm" svg:x2="34.02cm" svg:y2="17.004cm">
          <text:p/>
        </draw:line>
        <draw:custom-shape draw:style-name="gr4" draw:text-style-name="P3" xml:id="id12" draw:id="id12" draw:layer="layout" svg:width="5.08cm" svg:height="2.54cm" svg:x="2.27cm" svg:y="19.544cm">
          <text:p text:style-name="P1"><text:span text:style-name="T2">MCE stall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0cm -0.636cm" svg:x1="26.4cm" svg:y1="14.21cm" svg:x2="4.81cm" svg:y2="19.544cm" draw:start-shape="id11" draw:start-glue-point="1" draw:end-shape="id12" draw:end-glue-point="4" svg:d="M26400 14210h501v2285h-22091v3049" svg:viewBox="0 0 22092 5335">
          <text:p/>
        </draw:connector>
        <draw:custom-shape draw:style-name="gr2" draw:text-style-name="P3" xml:id="id13" draw:id="id13" draw:layer="layout" svg:width="5.08cm" svg:height="1.016cm" svg:x="14.716cm" svg:y="20.306cm">
          <text:p text:style-name="P1"><text:span text:style-name="T2">calculate RF addres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7.35cm" svg:y1="20.814cm" svg:x2="8.112cm" svg:y2="20.814cm" draw:start-shape="id12" draw:start-glue-point="7" svg:d="M7350 20814h762" svg:viewBox="0 0 763 1">
          <text:p/>
        </draw:connector>
        <draw:connector draw:style-name="gr3" draw:text-style-name="P4" draw:layer="layout" svg:x1="13.192cm" svg:y1="20.814cm" svg:x2="14.716cm" svg:y2="20.814cm" draw:end-shape="id13" draw:end-glue-point="3" svg:d="M13192 20814h1524" svg:viewBox="0 0 1525 1">
          <text:p/>
        </draw:connector>
        <draw:custom-shape draw:style-name="gr2" draw:text-style-name="P3" xml:id="id11" draw:id="id11" draw:layer="layout" svg:width="5.08cm" svg:height="1.016cm" svg:x="21.32cm" svg:y="13.702cm">
          <text:p text:style-name="P1"><text:span text:style-name="T2">wait for next clk cycl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9.397cm" svg:y1="14.21cm" svg:x2="21.32cm" svg:y2="14.21cm" draw:start-shape="id10" draw:start-glue-point="6" draw:end-shape="id11" draw:end-glue-point="3" svg:d="M19397 14210h1923" svg:viewBox="0 0 1924 1">
          <text:p/>
        </draw:connector>
        <draw:custom-shape draw:style-name="gr2" draw:text-style-name="P3" xml:id="id14" draw:id="id14" draw:layer="layout" svg:width="5.08cm" svg:height="1.016cm" svg:x="21.32cm" svg:y="20.306cm">
          <text:p text:style-name="P1"><text:span text:style-name="T2">start RF read acces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9.796cm" svg:y1="20.814cm" svg:x2="21.32cm" svg:y2="20.814cm" draw:start-shape="id13" draw:start-glue-point="1" draw:end-shape="id14" draw:end-glue-point="3" svg:d="M19796 20814h1524" svg:viewBox="0 0 1525 1">
          <text:p/>
        </draw:connector>
        <draw:line draw:style-name="gr6" draw:text-style-name="P4" draw:layer="layout" svg:x1="1cm" svg:y1="23.608cm" svg:x2="34.02cm" svg:y2="23.608cm">
          <text:p/>
        </draw:line>
        <draw:custom-shape draw:style-name="gr4" draw:text-style-name="P3" xml:id="id16" draw:id="id16" draw:layer="layout" svg:width="5.08cm" svg:height="2.54cm" svg:x="2.27cm" svg:y="24.369cm">
          <text:p text:style-name="P1"><text:span text:style-name="T2">RF access complet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0cm 0.254cm" svg:x1="33.004cm" svg:y1="20.813cm" svg:x2="4.81cm" svg:y2="24.369cm" draw:start-shape="id15" draw:start-glue-point="1" draw:end-shape="id16" draw:end-glue-point="4" svg:d="M33004 20813h501v2286h-28695v1270" svg:viewBox="0 0 28696 3557">
          <text:p/>
        </draw:connector>
        <draw:custom-shape draw:style-name="gr4" draw:text-style-name="P3" xml:id="id17" draw:id="id17" draw:layer="layout" svg:width="5.08cm" svg:height="2.54cm" svg:x="21.32cm" svg:y="24.368cm">
          <text:p text:style-name="P1"><text:span text:style-name="T2">MCE stall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26.4cm" svg:y1="25.638cm" svg:x2="27.924cm" svg:y2="25.637cm" draw:start-shape="id17" draw:start-glue-point="7" draw:end-shape="id18" draw:end-glue-point="3" svg:d="M26400 25638h763v-1h761" svg:viewBox="0 0 1525 2">
          <text:p/>
        </draw:connector>
        <draw:polyline draw:style-name="gr5" draw:text-style-name="P4" draw:layer="layout" svg:width="26.068cm" svg:height="6.544cm" draw:transform="rotate (0.257959663444762) translate (0.756157880183657cm 22.7893645196095cm)" svg:viewBox="0 0 26069 6545" draw:points="737,3142 0,2947 778,0 25583,6545 26069,4703">
          <text:p/>
        </draw:polyline>
        <draw:custom-shape draw:style-name="gr1" draw:text-style-name="P2" xml:id="id23" draw:id="id23" draw:layer="layout" svg:width="5.08cm" svg:height="1.016cm" svg:x="27.924cm" svg:y="28.178cm">
          <text:p text:style-name="P1"><text:span text:style-name="T1">LDR complet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1.143cm" svg:height="0.67cm" svg:x="1.508cm" svg:y="7.063cm">
          <draw:text-box>
            <text:p><text:span text:style-name="T4">Yes</text:span></text:p>
          </draw:text-box>
        </draw:frame>
        <draw:frame draw:style-name="gr8" draw:text-style-name="P6" draw:layer="layout" svg:width="1.143cm" svg:height="0.67cm" svg:x="1.508cm" svg:y="13.667cm">
          <draw:text-box>
            <text:p><text:span text:style-name="T4">Yes</text:span></text:p>
          </draw:text-box>
        </draw:frame>
        <draw:frame draw:style-name="gr8" draw:text-style-name="P6" draw:layer="layout" svg:width="1.143cm" svg:height="0.67cm" svg:x="1.508cm" svg:y="20.271cm">
          <draw:text-box>
            <text:p><text:span text:style-name="T4">Yes</text:span></text:p>
          </draw:text-box>
        </draw:frame>
        <draw:frame draw:style-name="gr8" draw:text-style-name="P6" draw:layer="layout" svg:width="1.143cm" svg:height="0.67cm" svg:x="1.508cm" svg:y="25.096cm">
          <draw:text-box>
            <text:p><text:span text:style-name="T4">No</text:span></text:p>
          </draw:text-box>
        </draw:frame>
        <draw:frame draw:style-name="gr8" draw:text-style-name="P6" draw:layer="layout" svg:width="1.143cm" svg:height="0.67cm" svg:x="10.525cm" svg:y="12.432cm">
          <draw:text-box>
            <text:p><text:span text:style-name="T4">Yes</text:span></text:p>
          </draw:text-box>
        </draw:frame>
        <draw:frame draw:style-name="gr8" draw:text-style-name="P6" draw:layer="layout" svg:width="1.143cm" svg:height="0.67cm" svg:x="23.733cm" svg:y="26.78cm">
          <draw:text-box>
            <text:p><text:span text:style-name="T4">No</text:span></text:p>
          </draw:text-box>
        </draw:frame>
        <draw:frame draw:style-name="gr8" draw:text-style-name="P6" draw:layer="layout" svg:width="1.143cm" svg:height="0.67cm" svg:x="6.969cm" svg:y="6.971cm">
          <draw:text-box>
            <text:p><text:span text:style-name="T4">No</text:span></text:p>
          </draw:text-box>
        </draw:frame>
        <draw:frame draw:style-name="gr8" draw:text-style-name="P6" draw:layer="layout" svg:width="1.143cm" svg:height="0.67cm" svg:x="6.969cm" svg:y="13.54cm">
          <draw:text-box>
            <text:p><text:span text:style-name="T4">No</text:span></text:p>
          </draw:text-box>
        </draw:frame>
        <draw:frame draw:style-name="gr8" draw:text-style-name="P6" draw:layer="layout" svg:width="1.143cm" svg:height="0.67cm" svg:x="12.811cm" svg:y="13.575cm">
          <draw:text-box>
            <text:p><text:span text:style-name="T4">No</text:span></text:p>
          </draw:text-box>
        </draw:frame>
        <draw:frame draw:style-name="gr8" draw:text-style-name="P6" draw:layer="layout" svg:width="1.143cm" svg:height="0.67cm" svg:x="6.969cm" svg:y="20.144cm">
          <draw:text-box>
            <text:p><text:span text:style-name="T4">No</text:span></text:p>
          </draw:text-box>
        </draw:frame>
        <draw:frame draw:style-name="gr8" draw:text-style-name="P6" draw:layer="layout" svg:width="1.143cm" svg:height="0.67cm" svg:x="6.969cm" svg:y="24.969cm">
          <draw:text-box>
            <text:p><text:span text:style-name="T4">Yes</text:span></text:p>
          </draw:text-box>
        </draw:frame>
        <draw:frame draw:style-name="gr8" draw:text-style-name="P6" draw:layer="layout" svg:width="1.143cm" svg:height="0.67cm" svg:x="26.019cm" svg:y="24.968cm">
          <draw:text-box>
            <text:p><text:span text:style-name="T4">Yes</text:span></text:p>
          </draw:text-box>
        </draw:frame>
        <draw:frame draw:style-name="gr9" draw:text-style-name="P8" draw:layer="layout" svg:width="9.017cm" svg:height="0.755cm" svg:x="28.178cm" svg:y="1.136cm">
          <draw:text-box>
            <text:p text:style-name="P7"><text:span text:style-name="T5">Stage 0: Instruction Fetch</text:span></text:p>
          </draw:text-box>
        </draw:frame>
        <draw:frame draw:style-name="gr9" draw:text-style-name="P8" draw:layer="layout" svg:width="9.017cm" svg:height="0.755cm" svg:x="28.178cm" svg:y="5.708cm">
          <draw:text-box>
            <text:p text:style-name="P7"><text:span text:style-name="T5">Stage 1: Instruction Decode</text:span></text:p>
          </draw:text-box>
        </draw:frame>
        <draw:frame draw:style-name="gr9" draw:text-style-name="P8" draw:layer="layout" svg:width="9.017cm" svg:height="0.755cm" svg:x="28.178cm" svg:y="10.534cm">
          <draw:text-box>
            <text:p text:style-name="P7"><text:span text:style-name="T5">Stage 2: Register Fetch</text:span></text:p>
          </draw:text-box>
        </draw:frame>
        <draw:frame draw:style-name="gr9" draw:text-style-name="P8" draw:layer="layout" svg:width="9.017cm" svg:height="0.755cm" svg:x="28.178cm" svg:y="17.138cm">
          <draw:text-box>
            <text:p text:style-name="P7"><text:span text:style-name="T5">Stage 3: Execute</text:span></text:p>
          </draw:text-box>
        </draw:frame>
        <draw:frame draw:style-name="gr9" draw:text-style-name="P8" draw:layer="layout" svg:width="9.017cm" svg:height="0.755cm" svg:x="28.178cm" svg:y="23.742cm">
          <draw:text-box>
            <text:p text:style-name="P7"><text:span text:style-name="T5">Stage 4: Register Write Back</text:span></text:p>
          </draw:text-box>
        </draw:frame>
        <draw:custom-shape draw:style-name="gr2" draw:text-style-name="P3" xml:id="id15" draw:id="id15" draw:layer="layout" svg:width="5.08cm" svg:height="1.016cm" svg:x="27.924cm" svg:y="20.305cm">
          <text:p text:style-name="P1"><text:span text:style-name="T2">wait for next clk cycle</text:span></text:p>
          <draw:enhanced-geometry svg:viewBox="0 0 21600 21600" draw:type="rectangle" draw:enhanced-path="M 0 0 L 21600 0 21600 21600 0 21600 0 0 Z N"/>
        </draw:custom-shape>
        <draw:polyline draw:style-name="gr5" draw:text-style-name="P4" draw:layer="layout" svg:width="20.136cm" svg:height="4.86cm" draw:transform="rotate (0.257959663444762) translate (0.317583310290784cm 16.3010771560484cm)" svg:viewBox="0 0 20137 4861" draw:points="737,4861 0,4666 1231,0 19651,4860 20137,3018">
          <text:p/>
        </draw:polyline>
        <draw:custom-shape draw:style-name="gr4" draw:text-style-name="P3" xml:id="id19" draw:id="id19" draw:layer="layout" svg:width="5.08cm" svg:height="2.54cm" svg:x="8.112cm" svg:y="19.543cm">
          <text:p text:style-name="P1"><text:span text:style-name="T2">pending RF acce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26.4cm" svg:y1="20.814cm" svg:x2="27.924cm" svg:y2="20.813cm" draw:start-shape="id14" draw:start-glue-point="1" draw:end-shape="id15" svg:d="M26400 20814h762v-1h762" svg:viewBox="0 0 1525 2">
          <text:p/>
        </draw:connector>
        <draw:frame draw:style-name="gr8" draw:text-style-name="P6" draw:layer="layout" svg:width="1.143cm" svg:height="0.67cm" svg:x="12.811cm" svg:y="20.143cm">
          <draw:text-box>
            <text:p><text:span text:style-name="T4">No</text:span></text:p>
          </draw:text-box>
        </draw:frame>
        <draw:frame draw:style-name="gr8" draw:text-style-name="P6" draw:layer="layout" svg:width="1.143cm" svg:height="0.67cm" svg:x="10.525cm" svg:y="19cm">
          <draw:text-box>
            <text:p><text:span text:style-name="T4">Yes</text:span></text:p>
          </draw:text-box>
        </draw:frame>
        <draw:custom-shape draw:style-name="gr2" draw:text-style-name="P3" xml:id="id20" draw:id="id20" draw:layer="layout" svg:width="5.08cm" svg:height="1.016cm" svg:x="11.287cm" svg:y="17.257cm">
          <text:p text:style-name="P1"><text:span text:style-name="T2">stall MC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0.127cm" svg:x1="10.652cm" svg:y1="19.543cm" svg:x2="13.827cm" svg:y2="18.273cm" draw:start-shape="id19" draw:end-shape="id20" svg:d="M10652 19543v-508h3175v-762" svg:viewBox="0 0 3176 1271">
          <text:p/>
        </draw:connector>
        <draw:line draw:style-name="gr5" draw:text-style-name="P4" draw:layer="layout" svg:x1="13.827cm" svg:y1="17.257cm" svg:x2="13.827cm" svg:y2="15.86cm">
          <text:p/>
        </draw:line>
        <draw:custom-shape draw:style-name="gr2" draw:text-style-name="P3" xml:id="id18" draw:id="id18" draw:layer="layout" svg:width="5.08cm" svg:height="1.016cm" svg:x="27.924cm" svg:y="25.129cm">
          <text:p text:style-name="P1"><text:span text:style-name="T2">continue MC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1" draw:id="id21" draw:layer="layout" svg:width="5.08cm" svg:height="2.54cm" svg:x="8.112cm" svg:y="24.368cm">
          <text:p text:style-name="P1"><text:span text:style-name="T2">invalid RF addre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5" xml:id="id22" draw:id="id22" draw:layer="layout" svg:width="5.08cm" svg:height="1.016cm" svg:x="14.716cm" svg:y="25.13cm">
          <text:p text:style-name="P1"><text:span text:style-name="T3">write destination register</text:span></text:p>
          <draw:enhanced-geometry svg:viewBox="0 0 21600 21600" draw:glue-points="?f6 0 10800 ?f8 ?f11 10800 ?f9 21600 10800 ?f10 ?f5 10800" draw:text-areas="?f3 ?f3 ?f4 ?f4" draw:type="parallelogram" draw:modifiers="3400.905333595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4" draw:layer="layout" draw:type="line" svg:x1="13.192cm" svg:y1="25.638cm" svg:x2="15.116cm" svg:y2="25.638cm" draw:start-shape="id21" draw:start-glue-point="7" draw:end-shape="id22" draw:end-glue-point="9" svg:d="M13192 25638h1924" svg:viewBox="0 0 1925 1">
          <text:p/>
        </draw:connector>
        <draw:polyline draw:style-name="gr5" draw:text-style-name="P4" draw:layer="layout" svg:width="9.915cm" svg:height="2.645cm" draw:transform="rotate (-0.0753982236861559) translate (10.813140482314cm 24.7748594133855cm)" svg:viewBox="0 0 9916 2646" draw:points="0,2139 38,2646 9916,1900 9773,0">
          <text:p/>
        </draw:polyline>
        <draw:frame draw:style-name="gr8" draw:text-style-name="P6" draw:layer="layout" svg:width="1.143cm" svg:height="0.67cm" svg:x="10.525cm" svg:y="26.781cm">
          <draw:text-box>
            <text:p><text:span text:style-name="T4">Yes</text:span></text:p>
          </draw:text-box>
        </draw:frame>
        <draw:frame draw:style-name="gr8" draw:text-style-name="P6" draw:layer="layout" svg:width="1.143cm" svg:height="0.67cm" svg:x="12.811cm" svg:y="25.003cm">
          <draw:text-box>
            <text:p><text:span text:style-name="T4">No</text:span></text:p>
          </draw:text-box>
        </draw:frame>
        <draw:connector draw:style-name="gr3" draw:text-style-name="P4" draw:layer="layout" draw:type="line" svg:x1="7.35cm" svg:y1="25.639cm" svg:x2="8.112cm" svg:y2="25.638cm" draw:start-shape="id16" draw:start-glue-point="7" draw:end-shape="id21" draw:end-glue-point="5" svg:d="M7350 25639l762-1" svg:viewBox="0 0 763 2">
          <text:p/>
        </draw:connector>
        <draw:connector draw:style-name="gr3" draw:text-style-name="P4" draw:layer="layout" draw:type="line" svg:x1="19.397cm" svg:y1="25.638cm" svg:x2="21.32cm" svg:y2="25.638cm" draw:start-shape="id22" draw:start-glue-point="6" draw:end-shape="id17" draw:end-glue-point="5" svg:d="M19397 25638h1923" svg:viewBox="0 0 1924 1">
          <text:p/>
        </draw:connector>
        <draw:connector draw:style-name="gr3" draw:text-style-name="P4" draw:layer="layout" draw:type="line" svg:x1="30.464cm" svg:y1="26.145cm" svg:x2="30.464cm" svg:y2="28.178cm" draw:start-shape="id18" draw:start-glue-point="2" draw:end-shape="id23" draw:end-glue-point="0" svg:d="M30464 26145v2033" svg:viewBox="0 0 1 2034">
          <text:p/>
        </draw:connector>
        <draw:polyline draw:style-name="gr5" draw:text-style-name="P4" draw:layer="layout" svg:width="6.749cm" svg:height="0.506cm" draw:transform="rotate (-0.0753982236861559) translate (23.8600352534479cm 26.9075333229775cm)" svg:viewBox="0 0 6750 507" draw:points="0,0 38,507 6750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1" svg:font-family="'CMU Serif'" style:font-pitch="variable"/>
    <style:font-face style:name="CMU Serif2" svg:font-family="'CMU Serif'" style:font-adornments="Roman" style:font-pitch="variable"/>
    <style:font-face style:name="Liberation Sans1" svg:font-family="'Liberation Sans'" style:font-pitch="variable"/>
    <style:font-face style:name="CMU Serif" svg:font-family="'CMU Serif'" style:font-family-generic="roman" style:font-pitch="variable"/>
    <style:font-face style:name="CMU Serif3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8T12:24:47.054513807</meta:creation-date>
    <dc:date>2017-04-11T13:13:42.859433966</dc:date>
    <meta:editing-duration>PT14M37S</meta:editing-duration>
    <meta:editing-cycles>3</meta:editing-cycles>
    <meta:generator>LibreOffice/5.0.6.2$Linux_X86_64 LibreOffice_project/00$Build-2</meta:generator>
    <meta:document-statistic meta:object-count="78"/>
  </office:meta>
</office:document-meta>
</file>